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4E29FD2EFFC5D037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7C647EEBCAF51C99.png" manifest:media-type="image/png"/>
  <manifest:file-entry manifest:full-path="Object 5/Pictures/100000000000000800000008B1D995E3A407801B.png" manifest:media-type="image/png"/>
  <manifest:file-entry manifest:full-path="Object 5/Pictures/100000000000000800000008BAD377E16623DBA0.png" manifest:media-type="image/png"/>
  <manifest:file-entry manifest:full-path="Object 5/Pictures/100000000000000800000008CA8810843340EE47.png" manifest:media-type="image/png"/>
  <manifest:file-entry manifest:full-path="Object 5/Pictures/100000000000000800000008AFA66D93B3F824B1.png" manifest:media-type="image/png"/>
  <manifest:file-entry manifest:full-path="Object 5/Pictures/1000000000000008000000088F86D435AB341728.png" manifest:media-type="image/png"/>
  <manifest:file-entry manifest:full-path="Object 5/Pictures/100000000000000800000008D824720C36AADEE1.png" manifest:media-type="image/png"/>
  <manifest:file-entry manifest:full-path="Object 5/Pictures/10000000000000080000000811BA6067BF1C9C4E.png" manifest:media-type="image/png"/>
  <manifest:file-entry manifest:full-path="Object 5/Pictures/1000000000000008000000089C8C6C1707C8DDEF.png" manifest:media-type="image/png"/>
  <manifest:file-entry manifest:full-path="Object 5/Pictures/1000000000000008000000083C30202084D24A4E.png" manifest:media-type="image/png"/>
  <manifest:file-entry manifest:full-path="Object 5/Pictures/1000000000000008000000084BA1C5156388B345.png" manifest:media-type="image/png"/>
  <manifest:file-entry manifest:full-path="Object 5/Pictures/100000000000000800000008F1122DA5374E732E.png" manifest:media-type="image/png"/>
  <manifest:file-entry manifest:full-path="Object 5/Pictures/1000000000000008000000088503BACC1F78917F.png" manifest:media-type="image/png"/>
  <manifest:file-entry manifest:full-path="Object 5/Pictures/10000000000000080000000866F9C1CC1180BE82.png" manifest:media-type="image/png"/>
  <manifest:file-entry manifest:full-path="Object 5/Pictures/10000000000000080000000876E1C619C400E316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A936F7A32113DEC1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p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oldest 2023</text:p>
          </table:table-cell>
          <table:table-cell table:style-name="Default" office:value-type="string" calcext:value-type="string">
            <text:p>newest 2023</text:p>
          </table:table-cell>
          <table:table-cell table:style-name="Default" office:value-type="string" calcext:value-type="string">
            <text:p>delta oldest</text:p>
          </table:table-cell>
          <table:table-cell table:style-name="Default" office:value-type="string" calcext:value-type="string">
            <text:p>legacy layout</text:p>
          </table:table-cell>
          <table:table-cell table:style-name="Default" office:value-type="string" calcext:value-type="string">
            <text:p>delta legacy</text:p>
          </table:table-cell>
          <table:table-cell office:value-type="string" calcext:value-type="string">
            <text:p>suite</text:p>
          </table:table-cell>
          <table:table-cell/>
          <table:table-cell table:style-name="Default" office:value-type="string" calcext:value-type="string">
            <text:p>oldest 2023</text:p>
          </table:table-cell>
          <table:table-cell table:style-name="Default" office:value-type="string" calcext:value-type="string">
            <text:p>newest 2023</text:p>
          </table:table-cell>
          <table:table-cell table:style-name="Default" office:value-type="string" calcext:value-type="string">
            <text:p>delta oldest</text:p>
          </table:table-cell>
          <table:table-cell table:style-name="Default" office:value-type="string" calcext:value-type="string">
            <text:p>legacy layout</text:p>
          </table:table-cell>
          <table:table-cell table:style-name="Default" office:value-type="string" calcext:value-type="string">
            <text:p>delta legacy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2.2" calcext:value-type="float">
            <text:p>82.2</text:p>
          </table:table-cell>
          <table:table-cell table:formula="of:=[.B2]-[.A2]" office:value-type="float" office:value="64.7" calcext:value-type="float">
            <text:p>64.7</text:p>
          </table:table-cell>
          <table:table-cell office:value-type="float" office:value="53.9" calcext:value-type="float">
            <text:p>53.9</text:p>
          </table:table-cell>
          <table:table-cell table:formula="of:=[.B2]-[.D2]" office:value-type="float" office:value="28.3" calcext:value-type="float">
            <text:p>28.3</text:p>
          </table:table-cell>
          <table:table-cell office:value-type="string" calcext:value-type="string">
            <text:p>float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82.2" calcext:value-type="float">
            <text:p>82.2</text:p>
          </table:table-cell>
          <table:table-cell table:formula="of:=[.I2]-[.H2]" office:value-type="float" office:value="64.7" calcext:value-type="float">
            <text:p>64.7</text:p>
          </table:table-cell>
          <table:table-cell office:value-type="float" office:value="53.9" calcext:value-type="float">
            <text:p>53.9</text:p>
          </table:table-cell>
          <table:table-cell table:formula="of:=[.I2]-[.K2]" office:value-type="float" office:value="28.3" calcext:value-type="float">
            <text:p>28.3</text:p>
          </table:table-cell>
          <table:table-cell office:value-type="string" calcext:value-type="string">
            <text:p>floats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3.3" calcext:value-type="float">
            <text:p>73.3</text:p>
          </table:table-cell>
          <table:table-cell table:formula="of:=[.B3]-[.A3]" office:value-type="float" office:value="55.2" calcext:value-type="float">
            <text:p>55.2</text:p>
          </table:table-cell>
          <table:table-cell office:value-type="float" office:value="68.2" calcext:value-type="float">
            <text:p>68.2</text:p>
          </table:table-cell>
          <table:table-cell table:formula="of:=[.B3]-[.D3]" office:value-type="float" office:value="5.09999999999999" calcext:value-type="float">
            <text:p>5.1</text:p>
          </table:table-cell>
          <table:table-cell office:value-type="string" calcext:value-type="string">
            <text:p>floats-clear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73.3" calcext:value-type="float">
            <text:p>73.3</text:p>
          </table:table-cell>
          <table:table-cell table:formula="of:=[.I3]-[.H3]" office:value-type="float" office:value="55.2" calcext:value-type="float">
            <text:p>55.2</text:p>
          </table:table-cell>
          <table:table-cell office:value-type="float" office:value="68.2" calcext:value-type="float">
            <text:p>68.2</text:p>
          </table:table-cell>
          <table:table-cell table:formula="of:=[.I3]-[.K3]" office:value-type="float" office:value="5.09999999999999" calcext:value-type="float">
            <text:p>5.1</text:p>
          </table:table-cell>
          <table:table-cell office:value-type="string" calcext:value-type="string">
            <text:p>floats-clear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79.2" calcext:value-type="float">
            <text:p>79.2</text:p>
          </table:table-cell>
          <table:table-cell table:formula="of:=[.B4]-[.A4]" office:value-type="float" office:value="15.8" calcext:value-type="float">
            <text:p>15.8</text:p>
          </table:table-cell>
          <table:table-cell office:value-type="float" office:value="83.2" calcext:value-type="float">
            <text:p>83.2</text:p>
          </table:table-cell>
          <table:table-cell table:formula="of:=[.B4]-[.D4]" office:value-type="float" office:value="-4" calcext:value-type="float">
            <text:p>-4.0</text:p>
          </table:table-cell>
          <table:table-cell office:value-type="string" calcext:value-type="string">
            <text:p>CSS2 foc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float" office:value="79.2" calcext:value-type="float">
            <text:p>79.2</text:p>
          </table:table-cell>
          <table:table-cell table:formula="of:=[.I4]-[.H4]" office:value-type="float" office:value="15.8" calcext:value-type="float">
            <text:p>15.8</text:p>
          </table:table-cell>
          <table:table-cell office:value-type="float" office:value="83.2" calcext:value-type="float">
            <text:p>83.2</text:p>
          </table:table-cell>
          <table:table-cell table:formula="of:=[.I4]-[.K4]" office:value-type="float" office:value="-4" calcext:value-type="float">
            <text:p>-4.0</text:p>
          </table:table-cell>
          <table:table-cell office:value-type="string" calcext:value-type="string">
            <text:p>CSS2 focus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94.6" calcext:value-type="float">
            <text:p>94.6</text:p>
          </table:table-cell>
          <table:table-cell table:formula="of:=[.B5]-[.A5]" office:value-type="float" office:value="14.3" calcext:value-type="float">
            <text:p>14.3</text:p>
          </table:table-cell>
          <table:table-cell office:value-type="float" office:value="44.6" calcext:value-type="float">
            <text:p>44.6</text:p>
          </table:table-cell>
          <table:table-cell table:formula="of:=[.B5]-[.D5]" office:value-type="float" office:value="50" calcext:value-type="float">
            <text:p>50.0</text:p>
          </table:table-cell>
          <table:table-cell office:value-type="string" calcext:value-type="string">
            <text:p>abspos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94.6" calcext:value-type="float">
            <text:p>94.6</text:p>
          </table:table-cell>
          <table:table-cell table:formula="of:=[.I5]-[.H5]" office:value-type="float" office:value="14.3" calcext:value-type="float">
            <text:p>14.3</text:p>
          </table:table-cell>
          <table:table-cell office:value-type="float" office:value="44.6" calcext:value-type="float">
            <text:p>44.6</text:p>
          </table:table-cell>
          <table:table-cell table:formula="of:=[.I5]-[.K5]" office:value-type="float" office:value="50" calcext:value-type="float">
            <text:p>50.0</text:p>
          </table:table-cell>
          <table:table-cell office:value-type="string" calcext:value-type="string">
            <text:p>abspos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8.4" calcext:value-type="float">
            <text:p>48.4</text:p>
          </table:table-cell>
          <table:table-cell table:formula="of:=[.B6]-[.A6]" office:value-type="float" office:value="14.3" calcext:value-type="float">
            <text:p>14.3</text:p>
          </table:table-cell>
          <table:table-cell office:value-type="float" office:value="44" calcext:value-type="float">
            <text:p>44.0</text:p>
          </table:table-cell>
          <table:table-cell table:formula="of:=[.B6]-[.D6]" office:value-type="float" office:value="4.4" calcext:value-type="float">
            <text:p>4.4</text:p>
          </table:table-cell>
          <table:table-cell office:value-type="string" calcext:value-type="string">
            <text:p>CSS Position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48.4" calcext:value-type="float">
            <text:p>48.4</text:p>
          </table:table-cell>
          <table:table-cell table:formula="of:=[.I6]-[.H6]" office:value-type="float" office:value="14.3" calcext:value-type="float">
            <text:p>14.3</text:p>
          </table:table-cell>
          <table:table-cell office:value-type="float" office:value="44" calcext:value-type="float">
            <text:p>44.0</text:p>
          </table:table-cell>
          <table:table-cell table:formula="of:=[.I6]-[.K6]" office:value-type="float" office:value="4.4" calcext:value-type="float">
            <text:p>4.4</text:p>
          </table:table-cell>
          <table:table-cell office:value-type="string" calcext:value-type="string">
            <text:p>CSS Position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80.7" calcext:value-type="float">
            <text:p>80.7</text:p>
          </table:table-cell>
          <table:table-cell table:formula="of:=[.B7]-[.A7]" office:value-type="float" office:value="13.2" calcext:value-type="float">
            <text:p>13.2</text:p>
          </table:table-cell>
          <table:table-cell office:value-type="float" office:value="90.6" calcext:value-type="float">
            <text:p>90.6</text:p>
          </table:table-cell>
          <table:table-cell table:formula="of:=[.B7]-[.D7]" office:value-type="float" office:value="-9.89999999999999" calcext:value-type="float">
            <text:p>-9.9</text:p>
          </table:table-cell>
          <table:table-cell office:value-type="string" calcext:value-type="string">
            <text:p>margin-padding-clear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80.7" calcext:value-type="float">
            <text:p>80.7</text:p>
          </table:table-cell>
          <table:table-cell table:formula="of:=[.I7]-[.H7]" office:value-type="float" office:value="13.2" calcext:value-type="float">
            <text:p>13.2</text:p>
          </table:table-cell>
          <table:table-cell office:value-type="float" office:value="90.6" calcext:value-type="float">
            <text:p>90.6</text:p>
          </table:table-cell>
          <table:table-cell table:formula="of:=[.I7]-[.K7]" office:value-type="float" office:value="-9.89999999999999" calcext:value-type="float">
            <text:p>-9.9</text:p>
          </table:table-cell>
          <table:table-cell office:value-type="string" calcext:value-type="string">
            <text:p>margin-padding-clear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62.3" calcext:value-type="float">
            <text:p>62.3</text:p>
          </table:table-cell>
          <table:table-cell table:formula="of:=[.B8]-[.A8]" office:value-type="float" office:value="13.1" calcext:value-type="float">
            <text:p>13.1</text:p>
          </table:table-cell>
          <table:table-cell office:value-type="float" office:value="60.5" calcext:value-type="float">
            <text:p>60.5</text:p>
          </table:table-cell>
          <table:table-cell table:formula="of:=[.B8]-[.D8]" office:value-type="float" office:value="1.8" calcext:value-type="float">
            <text:p>1.8</text:p>
          </table:table-cell>
          <table:table-cell office:value-type="string" calcext:value-type="string">
            <text:p>CSSOM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62.3" calcext:value-type="float">
            <text:p>62.3</text:p>
          </table:table-cell>
          <table:table-cell table:formula="of:=[.I8]-[.H8]" office:value-type="float" office:value="13.1" calcext:value-type="float">
            <text:p>13.1</text:p>
          </table:table-cell>
          <table:table-cell office:value-type="float" office:value="60.5" calcext:value-type="float">
            <text:p>60.5</text:p>
          </table:table-cell>
          <table:table-cell table:formula="of:=[.I8]-[.K8]" office:value-type="float" office:value="1.8" calcext:value-type="float">
            <text:p>1.8</text:p>
          </table:table-cell>
          <table:table-cell office:value-type="string" calcext:value-type="string">
            <text:p>CSSOM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62" calcext:value-type="float">
            <text:p>62.0</text:p>
          </table:table-cell>
          <table:table-cell table:formula="of:=[.B9]-[.A9]" office:value-type="float" office:value="10.8" calcext:value-type="float">
            <text:p>10.8</text:p>
          </table:table-cell>
          <table:table-cell office:value-type="float" office:value="63.9" calcext:value-type="float">
            <text:p>63.9</text:p>
          </table:table-cell>
          <table:table-cell table:formula="of:=[.B9]-[.D9]" office:value-type="float" office:value="-1.9" calcext:value-type="float">
            <text:p>-1.9</text:p>
          </table:table-cell>
          <table:table-cell office:value-type="string" calcext:value-type="string">
            <text:p>CS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62" calcext:value-type="float">
            <text:p>62.0</text:p>
          </table:table-cell>
          <table:table-cell table:formula="of:=[.I9]-[.H9]" office:value-type="float" office:value="10.8" calcext:value-type="float">
            <text:p>10.8</text:p>
          </table:table-cell>
          <table:table-cell office:value-type="float" office:value="63.9" calcext:value-type="float">
            <text:p>63.9</text:p>
          </table:table-cell>
          <table:table-cell table:formula="of:=[.I9]-[.K9]" office:value-type="float" office:value="-1.9" calcext:value-type="float">
            <text:p>-1.9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61.5" calcext:value-type="float">
            <text:p>61.5</text:p>
          </table:table-cell>
          <table:table-cell table:formula="of:=[.B10]-[.A10]" office:value-type="float" office:value="10.3" calcext:value-type="float">
            <text:p>10.3</text:p>
          </table:table-cell>
          <table:table-cell office:value-type="float" office:value="86.4" calcext:value-type="float">
            <text:p>86.4</text:p>
          </table:table-cell>
          <table:table-cell table:formula="of:=[.B10]-[.D10]" office:value-type="float" office:value="-24.9" calcext:value-type="float">
            <text:p>-24.9</text:p>
          </table:table-cell>
          <table:table-cell office:value-type="string" calcext:value-type="string">
            <text:p>linebox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9.5" calcext:value-type="float">
            <text:p>49.5</text:p>
          </table:table-cell>
          <table:table-cell table:formula="of:=[.I10]-[.H10]" office:value-type="float" office:value="10.3" calcext:value-type="float">
            <text:p>10.3</text:p>
          </table:table-cell>
          <table:table-cell office:value-type="float" office:value="52" calcext:value-type="float">
            <text:p>52.0</text:p>
          </table:table-cell>
          <table:table-cell table:formula="of:=[.I10]-[.K10]" office:value-type="float" office:value="-2.5" calcext:value-type="float">
            <text:p>-2.5</text:p>
          </table:table-cell>
          <table:table-cell office:value-type="string" calcext:value-type="string">
            <text:p>CSS Flexbox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9.5" calcext:value-type="float">
            <text:p>49.5</text:p>
          </table:table-cell>
          <table:table-cell table:formula="of:=[.B11]-[.A11]" office:value-type="float" office:value="10.3" calcext:value-type="float">
            <text:p>10.3</text:p>
          </table:table-cell>
          <table:table-cell office:value-type="float" office:value="52" calcext:value-type="float">
            <text:p>52.0</text:p>
          </table:table-cell>
          <table:table-cell table:formula="of:=[.B11]-[.D11]" office:value-type="float" office:value="-2.5" calcext:value-type="float">
            <text:p>-2.5</text:p>
          </table:table-cell>
          <table:table-cell office:value-type="string" calcext:value-type="string">
            <text:p>CSS Flexbox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61.5" calcext:value-type="float">
            <text:p>61.5</text:p>
          </table:table-cell>
          <table:table-cell table:formula="of:=[.I11]-[.H11]" office:value-type="float" office:value="10.3" calcext:value-type="float">
            <text:p>10.3</text:p>
          </table:table-cell>
          <table:table-cell office:value-type="float" office:value="86.4" calcext:value-type="float">
            <text:p>86.4</text:p>
          </table:table-cell>
          <table:table-cell table:formula="of:=[.I11]-[.K11]" office:value-type="float" office:value="-24.9" calcext:value-type="float">
            <text:p>-24.9</text:p>
          </table:table-cell>
          <table:table-cell office:value-type="string" calcext:value-type="string">
            <text:p>linebox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87.6" calcext:value-type="float">
            <text:p>87.6</text:p>
          </table:table-cell>
          <table:table-cell table:formula="of:=[.B12]-[.A12]" office:value-type="float" office:value="9.89999999999999" calcext:value-type="float">
            <text:p>9.9</text:p>
          </table:table-cell>
          <table:table-cell office:value-type="float" office:value="81.1" calcext:value-type="float">
            <text:p>81.1</text:p>
          </table:table-cell>
          <table:table-cell table:formula="of:=[.B12]-[.D12]" office:value-type="float" office:value="6.5" calcext:value-type="float">
            <text:p>6.5</text:p>
          </table:table-cell>
          <table:table-cell office:value-type="string" calcext:value-type="string">
            <text:p>positioning</text:p>
          </table:table-cell>
          <table:table-cell/>
          <table:table-cell office:value-type="float" office:value="77.7" calcext:value-type="float">
            <text:p>77.7</text:p>
          </table:table-cell>
          <table:table-cell office:value-type="float" office:value="87.6" calcext:value-type="float">
            <text:p>87.6</text:p>
          </table:table-cell>
          <table:table-cell table:formula="of:=[.I12]-[.H12]" office:value-type="float" office:value="9.89999999999999" calcext:value-type="float">
            <text:p>9.9</text:p>
          </table:table-cell>
          <table:table-cell office:value-type="float" office:value="81.1" calcext:value-type="float">
            <text:p>81.1</text:p>
          </table:table-cell>
          <table:table-cell table:formula="of:=[.I12]-[.K12]" office:value-type="float" office:value="6.5" calcext:value-type="float">
            <text:p>6.5</text:p>
          </table:table-cell>
          <table:table-cell office:value-type="string" calcext:value-type="string">
            <text:p>positioning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table:formula="of:=[.B13]-[.A13]" office:value-type="float" office:value="8.90000000000001" calcext:value-type="float">
            <text:p>8.9</text:p>
          </table:table-cell>
          <table:table-cell office:value-type="float" office:value="81.1" calcext:value-type="float">
            <text:p>81.1</text:p>
          </table:table-cell>
          <table:table-cell table:formula="of:=[.B13]-[.D13]" office:value-type="float" office:value="-6.69999999999999" calcext:value-type="float">
            <text:p>-6.7</text:p>
          </table:table-cell>
          <table:table-cell office:value-type="string" calcext:value-type="string">
            <text:p>box-display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table:formula="of:=[.I13]-[.H13]" office:value-type="float" office:value="8.90000000000001" calcext:value-type="float">
            <text:p>8.9</text:p>
          </table:table-cell>
          <table:table-cell office:value-type="float" office:value="81.1" calcext:value-type="float">
            <text:p>81.1</text:p>
          </table:table-cell>
          <table:table-cell table:formula="of:=[.I13]-[.K13]" office:value-type="float" office:value="-6.69999999999999" calcext:value-type="float">
            <text:p>-6.7</text:p>
          </table:table-cell>
          <table:table-cell office:value-type="string" calcext:value-type="string">
            <text:p>box-display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78.1" calcext:value-type="float">
            <text:p>78.1</text:p>
          </table:table-cell>
          <table:table-cell table:formula="of:=[.B14]-[.A14]" office:value-type="float" office:value="6.39999999999999" calcext:value-type="float">
            <text:p>6.4</text:p>
          </table:table-cell>
          <table:table-cell office:value-type="float" office:value="87.5" calcext:value-type="float">
            <text:p>87.5</text:p>
          </table:table-cell>
          <table:table-cell table:formula="of:=[.B14]-[.D14]" office:value-type="float" office:value="-9.40000000000001" calcext:value-type="float">
            <text:p>-9.4</text:p>
          </table:table-cell>
          <table:table-cell office:value-type="string" calcext:value-type="string">
            <text:p>normal-flow</text:p>
          </table:table-cell>
          <table:table-cell/>
          <table:table-cell office:value-type="float" office:value="71.7" calcext:value-type="float">
            <text:p>71.7</text:p>
          </table:table-cell>
          <table:table-cell office:value-type="float" office:value="78.1" calcext:value-type="float">
            <text:p>78.1</text:p>
          </table:table-cell>
          <table:table-cell table:formula="of:=[.I14]-[.H14]" office:value-type="float" office:value="6.39999999999999" calcext:value-type="float">
            <text:p>6.4</text:p>
          </table:table-cell>
          <table:table-cell office:value-type="float" office:value="87.5" calcext:value-type="float">
            <text:p>87.5</text:p>
          </table:table-cell>
          <table:table-cell table:formula="of:=[.I14]-[.K14]" office:value-type="float" office:value="-9.40000000000001" calcext:value-type="float">
            <text:p>-9.4</text:p>
          </table:table-cell>
          <table:table-cell office:value-type="string" calcext:value-type="string">
            <text:p>normal-flow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55.5" calcext:value-type="float">
            <text:p>55.5</text:p>
          </table:table-cell>
          <table:table-cell table:formula="of:=[.B15]-[.A15]" office:value-type="float" office:value="6.3" calcext:value-type="float">
            <text:p>6.3</text:p>
          </table:table-cell>
          <table:table-cell office:value-type="float" office:value="58" calcext:value-type="float">
            <text:p>58.0</text:p>
          </table:table-cell>
          <table:table-cell table:formula="of:=[.B15]-[.D15]" office:value-type="float" office:value="-2.5" calcext:value-type="float">
            <text:p>-2.5</text:p>
          </table:table-cell>
          <table:table-cell office:value-type="string" calcext:value-type="string">
            <text:p>WPT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5.5" calcext:value-type="float">
            <text:p>55.5</text:p>
          </table:table-cell>
          <table:table-cell table:formula="of:=[.I15]-[.H15]" office:value-type="float" office:value="6.3" calcext:value-type="float">
            <text:p>6.3</text:p>
          </table:table-cell>
          <table:table-cell office:value-type="float" office:value="58" calcext:value-type="float">
            <text:p>58.0</text:p>
          </table:table-cell>
          <table:table-cell table:formula="of:=[.I15]-[.K15]" office:value-type="float" office:value="-2.5" calcext:value-type="float">
            <text:p>-2.5</text:p>
          </table:table-cell>
          <table:table-cell office:value-type="string" calcext:value-type="string">
            <text:p>WPT</text:p>
          </table:table-cell>
        </table:table-row>
      </table:table>
      <table:table table:name="wpt chart" table:style-name="ta1">
        <table:shapes>
          <draw:frame draw:z-index="0" draw:style-name="gr1" draw:text-style-name="P1" svg:width="16cm" svg:height="12cm" svg:x="9.077cm" svg:y="12.16cm">
            <draw:object draw:notify-on-update-of-ranges="'wpt chart'.A2:'wpt chart'.A15 'wpt chart'.B1:'wpt chart'.B1 'wpt chart'.B2:'wpt chart'.B15 'wpt chart'.C1:'wpt chart'.C1 'wpt chart'.C2:'wpt chart'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formula="of:=[$wpt.F1]" office:value-type="string" office:string-value="suite" calcext:value-type="string">
            <text:p>suite</text:p>
          </table:table-cell>
          <table:table-cell table:style-name="Default" table:formula="of:=[$wpt.A1]" office:value-type="string" office:string-value="oldest 2023" calcext:value-type="string">
            <text:p>oldest 2023</text:p>
          </table:table-cell>
          <table:table-cell table:style-name="Default" table:formula="of:=[$wpt.C1]" office:value-type="string" office:string-value="delta oldest" calcext:value-type="string">
            <text:p>delta oldest</text:p>
          </table:table-cell>
          <table:table-cell/>
          <table:table-cell office:value-type="string" calcext:value-type="string">
            <text:p>suite</text:p>
          </table:table-cell>
          <table:table-cell office:value-type="string" calcext:value-type="string">
            <text:p>oldest 2023</text:p>
          </table:table-cell>
          <table:table-cell office:value-type="string" calcext:value-type="string">
            <text:p>delta oldest</text:p>
          </table:table-cell>
          <table:table-cell table:number-columns-repeated="2"/>
        </table:table-row>
        <table:table-row table:style-name="ro1">
          <table:table-cell table:formula="of:=[$wpt.F2]" office:value-type="string" office:string-value="floats" calcext:value-type="string">
            <text:p>floats</text:p>
          </table:table-cell>
          <table:table-cell table:formula="of:=[$wpt.A2]" office:value-type="float" office:value="17.5" calcext:value-type="float">
            <text:p>17.5</text:p>
          </table:table-cell>
          <table:table-cell table:formula="of:=[$wpt.C2]" office:value-type="float" office:value="64.7" calcext:value-type="float">
            <text:p>64.7</text:p>
          </table:table-cell>
          <table:table-cell/>
          <table:table-cell office:value-type="string" calcext:value-type="string">
            <text:p>floats</text:p>
          </table:table-cell>
          <table:table-cell office:value-type="float" office:value="17.5" calcext:value-type="float">
            <text:p>17.5</text:p>
          </table:table-cell>
          <table:table-cell office:value-type="float" office:value="64.7" calcext:value-type="float">
            <text:p>64.7</text:p>
          </table:table-cell>
          <table:table-cell table:number-columns-repeated="2"/>
        </table:table-row>
        <table:table-row table:style-name="ro1">
          <table:table-cell table:formula="of:=[$wpt.F3]" office:value-type="string" office:string-value="floats-clear" calcext:value-type="string">
            <text:p>floats-clear</text:p>
          </table:table-cell>
          <table:table-cell table:formula="of:=[$wpt.A3]" office:value-type="float" office:value="18.1" calcext:value-type="float">
            <text:p>18.1</text:p>
          </table:table-cell>
          <table:table-cell table:formula="of:=[$wpt.C3]" office:value-type="float" office:value="55.2" calcext:value-type="float">
            <text:p>55.2</text:p>
          </table:table-cell>
          <table:table-cell/>
          <table:table-cell office:value-type="string" calcext:value-type="string">
            <text:p>floats-clear</text:p>
          </table:table-cell>
          <table:table-cell office:value-type="float" office:value="18.1" calcext:value-type="float">
            <text:p>18.1</text:p>
          </table:table-cell>
          <table:table-cell office:value-type="float" office:value="55.2" calcext:value-type="float">
            <text:p>55.2</text:p>
          </table:table-cell>
          <table:table-cell table:number-columns-repeated="2"/>
        </table:table-row>
        <table:table-row table:style-name="ro1">
          <table:table-cell table:formula="of:=[$wpt.F4]" office:value-type="string" office:string-value="CSS2 focus" calcext:value-type="string">
            <text:p>CSS2 focus</text:p>
          </table:table-cell>
          <table:table-cell table:formula="of:=[$wpt.A4]" office:value-type="float" office:value="63.4" calcext:value-type="float">
            <text:p>63.4</text:p>
          </table:table-cell>
          <table:table-cell table:formula="of:=[$wpt.C4]" office:value-type="float" office:value="15.8" calcext:value-type="float">
            <text:p>15.8</text:p>
          </table:table-cell>
          <table:table-cell/>
          <table:table-cell office:value-type="string" calcext:value-type="string">
            <text:p>key CSS2 tests</text:p>
          </table:table-cell>
          <table:table-cell office:value-type="float" office:value="63.4" calcext:value-type="float">
            <text:p>63.4</text:p>
          </table:table-cell>
          <table:table-cell office:value-type="float" office:value="15.8" calcext:value-type="float">
            <text:p>15.8</text:p>
          </table:table-cell>
          <table:table-cell/>
          <table:table-cell>
            <draw:frame draw:z-index="1" draw:style-name="gr1" draw:text-style-name="P1" svg:width="12cm" svg:height="9cm" svg:x="0.963cm" svg:y="0.159cm">
              <draw:object draw:notify-on-update-of-ranges="'wpt chart'.A1:'wpt chart'.A1 'wpt chart'.E2:'wpt chart'.E10 'wpt chart'.F1:'wpt chart'.F1 'wpt chart'.F2:'wpt chart'.F10 'wpt chart'.G1:'wpt chart'.G1 'wpt chart'.G2:'wpt chart'.G1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formula="of:=[$wpt.F5]" office:value-type="string" office:string-value="abspos" calcext:value-type="string">
            <text:p>abspos</text:p>
          </table:table-cell>
          <table:table-cell table:formula="of:=[$wpt.A5]" office:value-type="float" office:value="80.3" calcext:value-type="float">
            <text:p>80.3</text:p>
          </table:table-cell>
          <table:table-cell table:formula="of:=[$wpt.C5]" office:value-type="float" office:value="14.3" calcext:value-type="float">
            <text:p>14.3</text:p>
          </table:table-cell>
          <table:table-cell/>
          <table:table-cell office:value-type="string" calcext:value-type="string">
            <text:p>abspos</text:p>
          </table:table-cell>
          <table:table-cell office:value-type="float" office:value="80.3" calcext:value-type="float">
            <text:p>80.3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table:formula="of:=[$wpt.F6]" office:value-type="string" office:string-value="CSS Position" calcext:value-type="string">
            <text:p>CSS Position</text:p>
          </table:table-cell>
          <table:table-cell table:formula="of:=[$wpt.A6]" office:value-type="float" office:value="34.1" calcext:value-type="float">
            <text:p>34.1</text:p>
          </table:table-cell>
          <table:table-cell table:formula="of:=[$wpt.C6]" office:value-type="float" office:value="14.3" calcext:value-type="float">
            <text:p>14.3</text:p>
          </table:table-cell>
          <table:table-cell/>
          <table:table-cell office:value-type="string" calcext:value-type="string">
            <text:p>CSS position module</text:p>
          </table:table-cell>
          <table:table-cell office:value-type="float" office:value="34.1" calcext:value-type="float">
            <text:p>34.1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table:formula="of:=[$wpt.F7]" office:value-type="string" office:string-value="margin-padding-clear" calcext:value-type="string">
            <text:p>margin-padding-clear</text:p>
          </table:table-cell>
          <table:table-cell table:formula="of:=[$wpt.A7]" office:value-type="float" office:value="67.5" calcext:value-type="float">
            <text:p>67.5</text:p>
          </table:table-cell>
          <table:table-cell table:formula="of:=[$wpt.C7]" office:value-type="float" office:value="13.2" calcext:value-type="float">
            <text:p>13.2</text:p>
          </table:table-cell>
          <table:table-cell/>
          <table:table-cell office:value-type="string" calcext:value-type="string">
            <text:p>margin-padding-clear</text:p>
          </table:table-cell>
          <table:table-cell office:value-type="float" office:value="67.5" calcext:value-type="float">
            <text:p>67.5</text:p>
          </table:table-cell>
          <table:table-cell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table:formula="of:=[$wpt.F8]" office:value-type="string" office:string-value="CSSOM" calcext:value-type="string">
            <text:p>CSSOM</text:p>
          </table:table-cell>
          <table:table-cell table:formula="of:=[$wpt.A8]" office:value-type="float" office:value="49.2" calcext:value-type="float">
            <text:p>49.2</text:p>
          </table:table-cell>
          <table:table-cell table:formula="of:=[$wpt.C8]" office:value-type="float" office:value="13.1" calcext:value-type="float">
            <text:p>13.1</text:p>
          </table:table-cell>
          <table:table-cell/>
          <table:table-cell office:value-type="string" calcext:value-type="string">
            <text:p>CSSOM</text:p>
          </table:table-cell>
          <table:table-cell office:value-type="float" office:value="49.2" calcext:value-type="float">
            <text:p>49.2</text:p>
          </table:table-cell>
          <table:table-cell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table:formula="of:=[$wpt.F9]" office:value-type="string" office:string-value="CSS" calcext:value-type="string">
            <text:p>CSS</text:p>
          </table:table-cell>
          <table:table-cell table:formula="of:=[$wpt.A9]" office:value-type="float" office:value="51.2" calcext:value-type="float">
            <text:p>51.2</text:p>
          </table:table-cell>
          <table:table-cell table:formula="of:=[$wpt.C9]" office:value-type="float" office:value="10.8" calcext:value-type="float">
            <text:p>10.8</text:p>
          </table:table-cell>
          <table:table-cell/>
          <table:table-cell office:value-type="string" calcext:value-type="string">
            <text:p>all CSS tests</text:p>
          </table:table-cell>
          <table:table-cell office:value-type="float" office:value="51.2" calcext:value-type="float">
            <text:p>51.2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formula="of:=[$wpt.F10]" office:value-type="string" office:string-value="linebox" calcext:value-type="string">
            <text:p>linebox</text:p>
          </table:table-cell>
          <table:table-cell table:formula="of:=[$wpt.A10]" office:value-type="float" office:value="51.2" calcext:value-type="float">
            <text:p>51.2</text:p>
          </table:table-cell>
          <table:table-cell table:formula="of:=[$wpt.C10]" office:value-type="float" office:value="10.3" calcext:value-type="float">
            <text:p>10.3</text:p>
          </table:table-cell>
          <table:table-cell/>
          <table:table-cell office:value-type="string" calcext:value-type="string">
            <text:p>all WPT tests</text:p>
          </table:table-cell>
          <table:table-cell office:value-type="float" office:value="49.2" calcext:value-type="float">
            <text:p>49.2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formula="of:=[$wpt.F11]" office:value-type="string" office:string-value="CSS Flexbox" calcext:value-type="string">
            <text:p>CSS Flexbox</text:p>
          </table:table-cell>
          <table:table-cell table:formula="of:=[$wpt.A11]" office:value-type="float" office:value="39.2" calcext:value-type="float">
            <text:p>39.2</text:p>
          </table:table-cell>
          <table:table-cell table:formula="of:=[$wpt.C11]"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table:formula="of:=[$wpt.F12]" office:value-type="string" office:string-value="positioning" calcext:value-type="string">
            <text:p>positioning</text:p>
          </table:table-cell>
          <table:table-cell table:formula="of:=[$wpt.A12]" office:value-type="float" office:value="77.7" calcext:value-type="float">
            <text:p>77.7</text:p>
          </table:table-cell>
          <table:table-cell table:formula="of:=[$wpt.C12]" office:value-type="float" office:value="9.89999999999999" calcext:value-type="float">
            <text:p>9.9</text:p>
          </table:table-cell>
          <table:table-cell table:number-columns-repeated="6"/>
        </table:table-row>
        <table:table-row table:style-name="ro1">
          <table:table-cell table:formula="of:=[$wpt.F13]" office:value-type="string" office:string-value="box-display" calcext:value-type="string">
            <text:p>box-display</text:p>
          </table:table-cell>
          <table:table-cell table:formula="of:=[$wpt.A13]" office:value-type="float" office:value="65.5" calcext:value-type="float">
            <text:p>65.5</text:p>
          </table:table-cell>
          <table:table-cell table:formula="of:=[$wpt.C13]" office:value-type="float" office:value="8.90000000000001" calcext:value-type="float">
            <text:p>8.9</text:p>
          </table:table-cell>
          <table:table-cell table:number-columns-repeated="6"/>
        </table:table-row>
        <table:table-row table:style-name="ro1">
          <table:table-cell table:formula="of:=[$wpt.F14]" office:value-type="string" office:string-value="normal-flow" calcext:value-type="string">
            <text:p>normal-flow</text:p>
          </table:table-cell>
          <table:table-cell table:formula="of:=[$wpt.A14]" office:value-type="float" office:value="71.7" calcext:value-type="float">
            <text:p>71.7</text:p>
          </table:table-cell>
          <table:table-cell table:formula="of:=[$wpt.C14]" office:value-type="float" office:value="6.39999999999999" calcext:value-type="float">
            <text:p>6.4</text:p>
          </table:table-cell>
          <table:table-cell table:number-columns-repeated="6"/>
        </table:table-row>
        <table:table-row table:style-name="ro1">
          <table:table-cell table:formula="of:=[$wpt.F15]" office:value-type="string" office:string-value="WPT" calcext:value-type="string">
            <text:p>WPT</text:p>
          </table:table-cell>
          <table:table-cell table:formula="of:=[$wpt.A15]" office:value-type="float" office:value="49.2" calcext:value-type="float">
            <text:p>49.2</text:p>
          </table:table-cell>
          <table:table-cell table:formula="of:=[$wpt.C15]" office:value-type="float" office:value="6.3" calcext:value-type="float">
            <text:p>6.3</text:p>
          </table:table-cell>
          <table:table-cell table:number-columns-repeated="6"/>
        </table:table-row>
      </table:table>
      <table:table table:name="contributors 202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pendabot[bot]</text:p>
          </table:table-cell>
          <table:table-cell office:value-type="string" calcext:value-type="string">
            <text:p>bot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otal</text:p>
          </table:table-cell>
          <table:table-cell table:formula="of:=SUM([.F2:.F4])" office:value-type="float" office:value="215" calcext:value-type="float">
            <text:p>215</text:p>
          </table:table-cell>
          <table:table-cell table:style-name="ce3" table:formula="of:=[.F1]/[.F$1]" office:value-type="percentage" office:value="1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servo-wpt-sync</text:p>
          </table:table-cell>
          <table:table-cell office:value-type="string" calcext:value-type="string">
            <text:p>bo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ot</text:p>
          </table:table-cell>
          <table:table-cell table:formula="of:=SUMIF([.B1:.B53];&quot;=&quot;&amp;[.E2];[.C1:.C53])" office:value-type="float" office:value="150" calcext:value-type="float">
            <text:p>150</text:p>
          </table:table-cell>
          <table:table-cell table:style-name="ce3" table:formula="of:=[.F2]/[.F$1]" office:value-type="percentage" office:value="0.697674418604651" calcext:value-type="percentage">
            <text:p>69.8%</text:p>
          </table:table-cell>
        </table:table-row>
        <table:table-row table:style-name="ro1">
          <table:table-cell office:value-type="string" calcext:value-type="string">
            <text:p>jdm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galia</text:p>
          </table:table-cell>
          <table:table-cell table:formula="of:=SUMIF([.B2:.B54];&quot;=&quot;&amp;[.E3];[.C2:.C54])" office:value-type="float" office:value="0" calcext:value-type="float">
            <text:p>0</text:p>
          </table:table-cell>
          <table:table-cell table:style-name="ce3" table:formula="of:=[.F3]/[.F$1]" office:value-type="percentage" office:value="0" calcext:value-type="percentage">
            <text:p>0.0%</text:p>
          </table:table-cell>
        </table:table-row>
        <table:table-row table:style-name="ro1">
          <table:table-cell office:value-type="string" calcext:value-type="string">
            <text:p>yv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SUMIF([.B3:.B55];&quot;=&quot;&amp;[.E4];[.C3:.C55])" office:value-type="float" office:value="65" calcext:value-type="float">
            <text:p>65</text:p>
          </table:table-cell>
          <table:table-cell table:style-name="ce3" table:formula="of:=[.F4]/[.F$1]" office:value-type="percentage" office:value="0.302325581395349" calcext:value-type="percentage">
            <text:p>30.2%</text:p>
          </table:table-cell>
        </table:table-row>
        <table:table-row table:style-name="ro1">
          <table:table-cell office:value-type="string" calcext:value-type="string">
            <text:p>striez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grigoryan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ymour-aldrid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mauri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AI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uch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syo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a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9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chana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ude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ef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g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l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McDon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nu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tonQ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contributors 2023" table:style-name="ta1">
        <table:shapes>
          <draw:frame draw:z-index="0" draw:style-name="gr1" draw:text-style-name="P1" svg:width="9cm" svg:height="9cm" svg:x="10.357cm" svg:y="12.499cm">
            <draw:object draw:notify-on-update-of-ranges="'contributors 2023'.F2:'contributors 2023'.F3 'contributors 2023'.G2:'contributors 2023'.G3 'contributors 2023'.H2:'contributors 2023'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cm" svg:height="9cm" svg:x="19.585cm" svg:y="12.424cm">
            <draw:object draw:notify-on-update-of-ranges="'contributors 2023'.F6:'contributors 2023'.F7 'contributors 2023'.G6:'contributors 2023'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cm" svg:height="9cm" svg:x="28.899cm" svg:y="12.273cm">
            <draw:object draw:notify-on-update-of-ranges="'contributors 2023'.M6:'contributors 2023'.M7 'contributors 2023'.N6:'contributors 2023'.N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cm" svg:height="9cm" svg:x="35.649cm" svg:y="2.157cm">
            <draw:object draw:notify-on-update-of-ranges="'contributors 2023'.F10:'contributors 2023'.F14 'contributors 2023'.G10:'contributors 2023'.G14 'contributors 2023'.I10:'contributors 2023'.I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ependabot[bot]</text:p>
          </table:table-cell>
          <table:table-cell office:value-type="string" calcext:value-type="string">
            <text:p>bot</text:p>
          </table:table-cell>
          <table:table-cell table:formula="of:=IF(ISNA(VLOOKUP([.A1];[.$J$2:.$J$26];1;0));IF(ISNA(VLOOKUP([.A1];[.$K$2:.$K$26];1;0));&quot;-&quot;;&quot;reviewer&quot;);&quot;bot&quot;)" office:value-type="string" office:string-value="bot" calcext:value-type="string">
            <text:p>bot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total</text:p>
          </table:table-cell>
          <table:table-cell table:formula="of:=SUM([.$D$1:.$D$53])" office:value-type="float" office:value="1037" calcext:value-type="float">
            <text:p>1037</text:p>
          </table:table-cell>
          <table:table-cell table:style-name="ce3" table:formula="of:=[.G1]/[.G$1]" office:value-type="percentage" office:value="1" calcext:value-type="percentage">
            <text:p>100.0%</text:p>
          </table:table-cell>
          <table:table-cell/>
          <table:table-cell office:value-type="string" calcext:value-type="string">
            <text:p>bots</text:p>
          </table:table-cell>
          <table:table-cell office:value-type="string" calcext:value-type="string">
            <text:p>reviewers</text:p>
          </table:table-cell>
          <table:table-cell/>
          <table:table-cell office:value-type="string" calcext:value-type="string">
            <text:p>total</text:p>
          </table:table-cell>
          <table:table-cell table:formula="of:=SUM([.$D$1:.$D$53])" office:value-type="float" office:value="1037" calcext:value-type="float">
            <text:p>1037</text:p>
          </table:table-cell>
          <table:table-cell table:style-name="ce3" table:formula="of:=[.N1]/[.N$1]" office:value-type="percentage" office:value="1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mrobinson</text:p>
          </table:table-cell>
          <table:table-cell office:value-type="string" calcext:value-type="string">
            <text:p>igalia</text:p>
          </table:table-cell>
          <table:table-cell table:formula="of:=IF(ISNA(VLOOKUP([.A2];[.$J$2:.$J$26];1;0));IF(ISNA(VLOOKUP([.A2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bot</text:p>
          </table:table-cell>
          <table:table-cell table:formula="of:=SUMIF([.$B$1:.$B$53];&quot;=bot&quot;;[.$D$1:.$D$53])" office:value-type="float" office:value="389" calcext:value-type="float">
            <text:p>389</text:p>
          </table:table-cell>
          <table:table-cell table:style-name="ce3" table:formula="of:=[.G2]/[.G$1]" office:value-type="percentage" office:value="0.375120540019286" calcext:value-type="percentage">
            <text:p>37.5%</text:p>
          </table:table-cell>
          <table:table-cell/>
          <table:table-cell office:value-type="string" calcext:value-type="string">
            <text:p>dependabot[bot]</text:p>
          </table:table-cell>
          <table:table-cell office:value-type="string" calcext:value-type="string">
            <text:p>CYBAI</text:p>
          </table:table-cell>
          <table:table-cell/>
          <table:table-cell office:value-type="string" calcext:value-type="string">
            <text:p>bot</text:p>
          </table:table-cell>
          <table:table-cell table:formula="of:=SUMIF([.$B$1:.$B$53];&quot;=bot&quot;;[.$D$1:.$D$53])" office:value-type="float" office:value="389" calcext:value-type="float">
            <text:p>389</text:p>
          </table:table-cell>
          <table:table-cell table:style-name="ce3" table:formula="of:=[.N2]/[.N$1]" office:value-type="percentage" office:value="0.375120540019286" calcext:value-type="percentage">
            <text:p>37.5%</text:p>
          </table:table-cell>
        </table:table-row>
        <table:table-row table:style-name="ro1">
          <table:table-cell office:value-type="string" calcext:value-type="string">
            <text:p>Loirooriol</text:p>
          </table:table-cell>
          <table:table-cell office:value-type="string" calcext:value-type="string">
            <text:p>igalia</text:p>
          </table:table-cell>
          <table:table-cell table:formula="of:=IF(ISNA(VLOOKUP([.A3];[.$J$2:.$J$26];1;0));IF(ISNA(VLOOKUP([.A3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ot</text:p>
          </table:table-cell>
          <table:table-cell table:formula="of:=SUMIF([.$B$1:.$B$53];&quot;&lt;&gt;bot&quot;;[.$D$1:.$D$53])" office:value-type="float" office:value="648" calcext:value-type="float">
            <text:p>648</text:p>
          </table:table-cell>
          <table:table-cell table:style-name="ce3" table:formula="of:=[.G3]/[.G$1]" office:value-type="percentage" office:value="0.624879459980714" calcext:value-type="percentage">
            <text:p>62.5%</text:p>
          </table:table-cell>
          <table:table-cell/>
          <table:table-cell office:value-type="string" calcext:value-type="string">
            <text:p>servo-wpt-sync</text:p>
          </table:table-cell>
          <table:table-cell office:value-type="string" calcext:value-type="string">
            <text:p>Loirooriol</text:p>
          </table:table-cell>
          <table:table-cell/>
          <table:table-cell office:value-type="string" calcext:value-type="string">
            <text:p>not</text:p>
          </table:table-cell>
          <table:table-cell table:formula="of:=SUMIF([.$B$1:.$B$53];&quot;&lt;&gt;bot&quot;;[.$D$1:.$D$53])" office:value-type="float" office:value="648" calcext:value-type="float">
            <text:p>648</text:p>
          </table:table-cell>
          <table:table-cell table:style-name="ce3" table:formula="of:=[.N3]/[.N$1]" office:value-type="percentage" office:value="0.624879459980714" calcext:value-type="percentage">
            <text:p>62.5%</text:p>
          </table:table-cell>
        </table:table-row>
        <table:table-row table:style-name="ro1">
          <table:table-cell office:value-type="string" calcext:value-type="string">
            <text:p>sagudev</text:p>
          </table:table-cell>
          <table:table-cell office:value-type="string" calcext:value-type="string">
            <text:p>-</text:p>
          </table:table-cell>
          <table:table-cell table:formula="of:=IF(ISNA(VLOOKUP([.A4];[.$J$2:.$J$26];1;0));IF(ISNA(VLOOKUP([.A4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Manishea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-wpt-sync</text:p>
          </table:table-cell>
          <table:table-cell office:value-type="string" calcext:value-type="string">
            <text:p>bot</text:p>
          </table:table-cell>
          <table:table-cell table:formula="of:=IF(ISNA(VLOOKUP([.A5];[.$J$2:.$J$26];1;0));IF(ISNA(VLOOKUP([.A5];[.$K$2:.$K$26];1;0));&quot;-&quot;;&quot;reviewer&quot;);&quot;bot&quot;)" office:value-type="string" office:string-value="bot" calcext:value-type="string">
            <text:p>bot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% of not bot</text:p>
          </table:table-cell>
          <table:table-cell table:number-columns-repeated="2"/>
          <table:table-cell office:value-type="string" calcext:value-type="string">
            <text:p>SimonSapin</text:p>
          </table:table-cell>
          <table:table-cell table:number-columns-repeated="3"/>
          <table:table-cell office:value-type="string" calcext:value-type="string">
            <text:p>% of not bot</text:p>
          </table:table-cell>
        </table:table-row>
        <table:table-row table:style-name="ro1">
          <table:table-cell office:value-type="string" calcext:value-type="string">
            <text:p>mukilan</text:p>
          </table:table-cell>
          <table:table-cell office:value-type="string" calcext:value-type="string">
            <text:p>igalia</text:p>
          </table:table-cell>
          <table:table-cell table:formula="of:=IF(ISNA(VLOOKUP([.A6];[.$J$2:.$J$26];1;0));IF(ISNA(VLOOKUP([.A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-</text:p>
          </table:table-cell>
          <table:table-cell table:formula="of:=SUMIF([.$B$1:.$B$53];&quot;=&quot;&amp;[.F6];[.$D$1:.$D$53])" office:value-type="float" office:value="195" calcext:value-type="float">
            <text:p>195</text:p>
          </table:table-cell>
          <table:table-cell table:style-name="ce3" table:formula="of:=[.G6]/[.G$3]" office:value-type="percentage" office:value="0.300925925925926" calcext:value-type="percentage">
            <text:p>30.1%</text:p>
          </table:table-cell>
          <table:table-cell table:number-columns-repeated="2"/>
          <table:table-cell office:value-type="string" calcext:value-type="string">
            <text:p>asajeffrey</text:p>
          </table:table-cell>
          <table:table-cell/>
          <table:table-cell office:value-type="string" calcext:value-type="string">
            <text:p>-</text:p>
          </table:table-cell>
          <table:table-cell table:formula="of:=SUMIF([.$C$1:.$C$53];&quot;=&quot;&amp;[.M6];[.$D$1:.$D$53])" office:value-type="float" office:value="119" calcext:value-type="float">
            <text:p>119</text:p>
          </table:table-cell>
          <table:table-cell table:style-name="ce3" table:formula="of:=[.N6]/[.N$3]" office:value-type="percentage" office:value="0.183641975308642" calcext:value-type="percentage">
            <text:p>18.4%</text:p>
          </table:table-cell>
        </table:table-row>
        <table:table-row table:style-name="ro1">
          <table:table-cell office:value-type="string" calcext:value-type="string">
            <text:p>delan</text:p>
          </table:table-cell>
          <table:table-cell office:value-type="string" calcext:value-type="string">
            <text:p>igalia</text:p>
          </table:table-cell>
          <table:table-cell table:formula="of:=IF(ISNA(VLOOKUP([.A7];[.$J$2:.$J$26];1;0));IF(ISNA(VLOOKUP([.A7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galia</text:p>
          </table:table-cell>
          <table:table-cell table:formula="of:=SUMIF([.$B$1:.$B$53];&quot;=&quot;&amp;[.F7];[.$D$1:.$D$53])" office:value-type="float" office:value="453" calcext:value-type="float">
            <text:p>453</text:p>
          </table:table-cell>
          <table:table-cell table:style-name="ce3" table:formula="of:=[.G7]/[.G$3]" office:value-type="percentage" office:value="0.699074074074074" calcext:value-type="percentage">
            <text:p>69.9%</text:p>
          </table:table-cell>
          <table:table-cell table:number-columns-repeated="2"/>
          <table:table-cell office:value-type="string" calcext:value-type="string">
            <text:p>atbrakhi</text:p>
          </table:table-cell>
          <table:table-cell/>
          <table:table-cell office:value-type="string" calcext:value-type="string">
            <text:p>reviewer</text:p>
          </table:table-cell>
          <table:table-cell table:formula="of:=SUMIF([.$C$1:.$C$53];&quot;=&quot;&amp;[.M7];[.$D$1:.$D$53])" office:value-type="float" office:value="529" calcext:value-type="float">
            <text:p>529</text:p>
          </table:table-cell>
          <table:table-cell table:style-name="ce3" table:formula="of:=[.N7]/[.N$3]" office:value-type="percentage" office:value="0.816358024691358" calcext:value-type="percentage">
            <text:p>81.6%</text:p>
          </table:table-cell>
        </table:table-row>
        <table:table-row table:style-name="ro1">
          <table:table-cell office:value-type="string" calcext:value-type="string">
            <text:p>atbrakhi</text:p>
          </table:table-cell>
          <table:table-cell office:value-type="string" calcext:value-type="string">
            <text:p>igalia</text:p>
          </table:table-cell>
          <table:table-cell table:formula="of:=IF(ISNA(VLOOKUP([.A8];[.$J$2:.$J$26];1;0));IF(ISNA(VLOOKUP([.A8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atouch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uchet</text:p>
          </table:table-cell>
          <table:table-cell office:value-type="string" calcext:value-type="string">
            <text:p>-</text:p>
          </table:table-cell>
          <table:table-cell table:formula="of:=IF(ISNA(VLOOKUP([.A9];[.$J$2:.$J$26];1;0));IF(ISNA(VLOOKUP([.A9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% of not bot</text:p>
          </table:table-cell>
          <table:table-cell office:value-type="string" calcext:value-type="string">
            <text:p>% of total</text:p>
          </table:table-cell>
          <table:table-cell/>
          <table:table-cell office:value-type="string" calcext:value-type="string">
            <text:p>bors-servo</text:p>
          </table:table-cell>
          <table:table-cell/>
          <table:table-cell office:value-type="string" calcext:value-type="string">
            <text:p>r&amp;i</text:p>
          </table:table-cell>
          <table:table-cell table:formula="of:=SUMIFS([.$D$1:.$D$53];[.$B$1:.$B$53];&quot;=igalia&quot;;[.$C$1:.$C$53];&quot;=reviewer&quot;)" office:value-type="float" office:value="401" calcext:value-type="float">
            <text:p>401</text:p>
          </table:table-cell>
          <table:table-cell table:style-name="ce3" table:formula="of:=[.N9]/[.N$3]" office:value-type="percentage" office:value="0.618827160493827" calcext:value-type="percentage">
            <text:p>61.9%</text:p>
          </table:table-cell>
        </table:table-row>
        <table:table-row table:style-name="ro1">
          <table:table-cell office:value-type="string" calcext:value-type="string">
            <text:p>fabricedesre</text:p>
          </table:table-cell>
          <table:table-cell office:value-type="string" calcext:value-type="string">
            <text:p>-</text:p>
          </table:table-cell>
          <table:table-cell table:formula="of:=IF(ISNA(VLOOKUP([.A10];[.$J$2:.$J$26];1;0));IF(ISNA(VLOOKUP([.A10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iewer</text:p>
          </table:table-cell>
          <table:table-cell table:formula="of:=SUMIFS([.$D$1:.$D$53];[.$B$1:.$B$53];&quot;&lt;&gt;igalia&quot;;[.$C$1:.$C$53];&quot;=reviewer&quot;)" office:value-type="float" office:value="128" calcext:value-type="float">
            <text:p>128</text:p>
          </table:table-cell>
          <table:table-cell table:style-name="ce3" table:formula="of:=[.G10]/[.G$3]" office:value-type="percentage" office:value="0.197530864197531" calcext:value-type="percentage">
            <text:p>19.8%</text:p>
          </table:table-cell>
          <table:table-cell table:style-name="ce3" table:formula="of:=[.G10]/[.G$1]" office:value-type="percentage" office:value="0.123432979749277" calcext:value-type="percentage">
            <text:p>12.3%</text:p>
          </table:table-cell>
          <table:table-cell/>
          <table:table-cell office:value-type="string" calcext:value-type="string">
            <text:p>de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shine</text:p>
          </table:table-cell>
          <table:table-cell office:value-type="string" calcext:value-type="string">
            <text:p>-</text:p>
          </table:table-cell>
          <table:table-cell table:formula="of:=IF(ISNA(VLOOKUP([.A11];[.$J$2:.$J$26];1;0));IF(ISNA(VLOOKUP([.A11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viewer &amp; igalia</text:p>
          </table:table-cell>
          <table:table-cell table:formula="of:=SUMIFS([.$D$1:.$D$53];[.$B$1:.$B$53];&quot;=igalia&quot;;[.$C$1:.$C$53];&quot;=reviewer&quot;)" office:value-type="float" office:value="401" calcext:value-type="float">
            <text:p>401</text:p>
          </table:table-cell>
          <table:table-cell table:style-name="ce3" table:formula="of:=[.G11]/[.G$3]" office:value-type="percentage" office:value="0.618827160493827" calcext:value-type="percentage">
            <text:p>61.9%</text:p>
          </table:table-cell>
          <table:table-cell table:style-name="ce3" table:formula="of:=[.G11]/[.G$1]" office:value-type="percentage" office:value="0.386692381870781" calcext:value-type="percentage">
            <text:p>38.7%</text:p>
          </table:table-cell>
          <table:table-cell/>
          <table:table-cell office:value-type="string" calcext:value-type="string">
            <text:p>emil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nuiL</text:p>
          </table:table-cell>
          <table:table-cell office:value-type="string" calcext:value-type="string">
            <text:p>-</text:p>
          </table:table-cell>
          <table:table-cell table:formula="of:=IF(ISNA(VLOOKUP([.A12];[.$J$2:.$J$26];1;0));IF(ISNA(VLOOKUP([.A1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galia</text:p>
          </table:table-cell>
          <table:table-cell table:formula="of:=SUMIFS([.$D$1:.$D$53];[.$B$1:.$B$53];&quot;=igalia&quot;;[.$C$1:.$C$53];&quot;&lt;&gt;reviewer&quot;)" office:value-type="float" office:value="52" calcext:value-type="float">
            <text:p>52</text:p>
          </table:table-cell>
          <table:table-cell table:style-name="ce3" table:formula="of:=[.G12]/[.G$3]" office:value-type="percentage" office:value="0.0802469135802469" calcext:value-type="percentage">
            <text:p>8.0%</text:p>
          </table:table-cell>
          <table:table-cell table:style-name="ce3" table:formula="of:=[.G12]/[.G$1]" office:value-type="percentage" office:value="0.0501446480231437" calcext:value-type="percentage">
            <text:p>5.0%</text:p>
          </table:table-cell>
          <table:table-cell/>
          <table:table-cell office:value-type="string" calcext:value-type="string">
            <text:p>fabricedes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syong</text:p>
          </table:table-cell>
          <table:table-cell office:value-type="string" calcext:value-type="string">
            <text:p>-</text:p>
          </table:table-cell>
          <table:table-cell table:formula="of:=IF(ISNA(VLOOKUP([.A13];[.$J$2:.$J$26];1;0));IF(ISNA(VLOOKUP([.A1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ither</text:p>
          </table:table-cell>
          <table:table-cell table:formula="of:=SUMIFS([.$D$1:.$D$53];[.$B$1:.$B$53];&quot;=-&quot;;[.$C$1:.$C$53];&quot;=-&quot;)" office:value-type="float" office:value="67" calcext:value-type="float">
            <text:p>67</text:p>
          </table:table-cell>
          <table:table-cell table:style-name="ce3" table:formula="of:=[.G13]/[.G$3]" office:value-type="percentage" office:value="0.103395061728395" calcext:value-type="percentage">
            <text:p>10.3%</text:p>
          </table:table-cell>
          <table:table-cell table:style-name="ce3" table:formula="of:=[.G13]/[.G$1]" office:value-type="percentage" office:value="0.0646094503375121" calcext:value-type="percentage">
            <text:p>6.5%</text:p>
          </table:table-cell>
          <table:table-cell/>
          <table:table-cell office:value-type="string" calcext:value-type="string">
            <text:p>glenn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no418</text:p>
          </table:table-cell>
          <table:table-cell office:value-type="string" calcext:value-type="string">
            <text:p>-</text:p>
          </table:table-cell>
          <table:table-cell table:formula="of:=IF(ISNA(VLOOKUP([.A14];[.$J$2:.$J$26];1;0));IF(ISNA(VLOOKUP([.A1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ot</text:p>
          </table:table-cell>
          <table:table-cell table:formula="of:=SUMIFS([.$D$1:.$D$53];[.$B$1:.$B$53];&quot;=bot&quot;;[.$C$1:.$C$53];&quot;=bot&quot;)" office:value-type="float" office:value="389" calcext:value-type="float">
            <text:p>389</text:p>
          </table:table-cell>
          <table:table-cell table:style-name="ce3" table:formula="of:=[.G14]/[.G$3]" office:value-type="percentage" office:value="0.600308641975309" calcext:value-type="percentage">
            <text:p>60.0%</text:p>
          </table:table-cell>
          <table:table-cell table:style-name="ce3" table:formula="of:=[.G14]/[.G$1]" office:value-type="percentage" office:value="0.375120540019286" calcext:value-type="percentage">
            <text:p>37.5%</text:p>
          </table:table-cell>
          <table:table-cell/>
          <table:table-cell office:value-type="string" calcext:value-type="string">
            <text:p>gterz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m</text:p>
          </table:table-cell>
          <table:table-cell office:value-type="string" calcext:value-type="string">
            <text:p>-</text:p>
          </table:table-cell>
          <table:table-cell table:formula="of:=IF(ISNA(VLOOKUP([.A15];[.$J$2:.$J$26];1;0));IF(ISNA(VLOOKUP([.A15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w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AI</text:p>
          </table:table-cell>
          <table:table-cell office:value-type="string" calcext:value-type="string">
            <text:p>-</text:p>
          </table:table-cell>
          <table:table-cell table:formula="of:=IF(ISNA(VLOOKUP([.A16];[.$J$2:.$J$26];1;0));IF(ISNA(VLOOKUP([.A16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j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ego</text:p>
          </table:table-cell>
          <table:table-cell office:value-type="string" calcext:value-type="string">
            <text:p>igalia</text:p>
          </table:table-cell>
          <table:table-cell table:formula="of:=IF(ISNA(VLOOKUP([.A17];[.$J$2:.$J$26];1;0));IF(ISNA(VLOOKUP([.A1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jrmui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grigoryan25</text:p>
          </table:table-cell>
          <table:table-cell office:value-type="string" calcext:value-type="string">
            <text:p>-</text:p>
          </table:table-cell>
          <table:table-cell table:formula="of:=IF(ISNA(VLOOKUP([.A18];[.$J$2:.$J$26];1;0));IF(ISNA(VLOOKUP([.A1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kv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o</text:p>
          </table:table-cell>
          <table:table-cell office:value-type="string" calcext:value-type="string">
            <text:p>-</text:p>
          </table:table-cell>
          <table:table-cell table:formula="of:=IF(ISNA(VLOOKUP([.A19];[.$J$2:.$J$26];1;0));IF(ISNA(VLOOKUP([.A19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rsbergst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shiori17</text:p>
          </table:table-cell>
          <table:table-cell office:value-type="string" calcext:value-type="string">
            <text:p>-</text:p>
          </table:table-cell>
          <table:table-cell table:formula="of:=IF(ISNA(VLOOKUP([.A20];[.$J$2:.$J$26];1;0));IF(ISNA(VLOOKUP([.A2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brub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vt</text:p>
          </table:table-cell>
          <table:table-cell office:value-type="string" calcext:value-type="string">
            <text:p>-</text:p>
          </table:table-cell>
          <table:table-cell table:formula="of:=IF(ISNA(VLOOKUP([.A21];[.$J$2:.$J$26];1;0));IF(ISNA(VLOOKUP([.A2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etaj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piggy</text:p>
          </table:table-cell>
          <table:table-cell office:value-type="string" calcext:value-type="string">
            <text:p>-</text:p>
          </table:table-cell>
          <table:table-cell table:formula="of:=IF(ISNA(VLOOKUP([.A22];[.$J$2:.$J$26];1;0));IF(ISNA(VLOOKUP([.A2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robi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77995ss</text:p>
          </table:table-cell>
          <table:table-cell office:value-type="string" calcext:value-type="string">
            <text:p>-</text:p>
          </table:table-cell>
          <table:table-cell table:formula="of:=IF(ISNA(VLOOKUP([.A23];[.$J$2:.$J$26];1;0));IF(ISNA(VLOOKUP([.A2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cbat</text:p>
          </table:table-cell>
          <table:table-cell office:value-type="string" calcext:value-type="string">
            <text:p>-</text:p>
          </table:table-cell>
          <table:table-cell table:formula="of:=IF(ISNA(VLOOKUP([.A24];[.$J$2:.$J$26];1;0));IF(ISNA(VLOOKUP([.A2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shaugh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suke</text:p>
          </table:table-cell>
          <table:table-cell office:value-type="string" calcext:value-type="string">
            <text:p>-</text:p>
          </table:table-cell>
          <table:table-cell table:formula="of:=IF(ISNA(VLOOKUP([.A25];[.$J$2:.$J$26];1;0));IF(ISNA(VLOOKUP([.A2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agu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sh-Sajwan24</text:p>
          </table:table-cell>
          <table:table-cell office:value-type="string" calcext:value-type="string">
            <text:p>-</text:p>
          </table:table-cell>
          <table:table-cell table:formula="of:=IF(ISNA(VLOOKUP([.A26];[.$J$2:.$J$26];1;0));IF(ISNA(VLOOKUP([.A2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tsh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undhand</text:p>
          </table:table-cell>
          <table:table-cell office:value-type="string" calcext:value-type="string">
            <text:p>-</text:p>
          </table:table-cell>
          <table:table-cell table:formula="of:=IF(ISNA(VLOOKUP([.A27];[.$J$2:.$J$26];1;0));IF(ISNA(VLOOKUP([.A2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wol</text:p>
          </table:table-cell>
          <table:table-cell office:value-type="string" calcext:value-type="string">
            <text:p>-</text:p>
          </table:table-cell>
          <table:table-cell table:formula="of:=IF(ISNA(VLOOKUP([.A28];[.$J$2:.$J$26];1;0));IF(ISNA(VLOOKUP([.A2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cretmaster</text:p>
          </table:table-cell>
          <table:table-cell office:value-type="string" calcext:value-type="string">
            <text:p>-</text:p>
          </table:table-cell>
          <table:table-cell table:formula="of:=IF(ISNA(VLOOKUP([.A29];[.$J$2:.$J$26];1;0));IF(ISNA(VLOOKUP([.A2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champagne</text:p>
          </table:table-cell>
          <table:table-cell office:value-type="string" calcext:value-type="string">
            <text:p>-</text:p>
          </table:table-cell>
          <table:table-cell table:formula="of:=IF(ISNA(VLOOKUP([.A30];[.$J$2:.$J$26];1;0));IF(ISNA(VLOOKUP([.A3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ird</text:p>
          </table:table-cell>
          <table:table-cell office:value-type="string" calcext:value-type="string">
            <text:p>-</text:p>
          </table:table-cell>
          <table:table-cell table:formula="of:=IF(ISNA(VLOOKUP([.A31];[.$J$2:.$J$26];1;0));IF(ISNA(VLOOKUP([.A3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nehandley</text:p>
          </table:table-cell>
          <table:table-cell office:value-type="string" calcext:value-type="string">
            <text:p>-</text:p>
          </table:table-cell>
          <table:table-cell table:formula="of:=IF(ISNA(VLOOKUP([.A32];[.$J$2:.$J$26];1;0));IF(ISNA(VLOOKUP([.A3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asonmac</text:p>
          </table:table-cell>
          <table:table-cell office:value-type="string" calcext:value-type="string">
            <text:p>-</text:p>
          </table:table-cell>
          <table:table-cell table:formula="of:=IF(ISNA(VLOOKUP([.A33];[.$J$2:.$J$26];1;0));IF(ISNA(VLOOKUP([.A3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ottkatze</text:p>
          </table:table-cell>
          <table:table-cell office:value-type="string" calcext:value-type="string">
            <text:p>-</text:p>
          </table:table-cell>
          <table:table-cell table:formula="of:=IF(ISNA(VLOOKUP([.A34];[.$J$2:.$J$26];1;0));IF(ISNA(VLOOKUP([.A3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dswan</text:p>
          </table:table-cell>
          <table:table-cell office:value-type="string" calcext:value-type="string">
            <text:p>-</text:p>
          </table:table-cell>
          <table:table-cell table:formula="of:=IF(ISNA(VLOOKUP([.A35];[.$J$2:.$J$26];1;0));IF(ISNA(VLOOKUP([.A3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punG314</text:p>
          </table:table-cell>
          <table:table-cell office:value-type="string" calcext:value-type="string">
            <text:p>-</text:p>
          </table:table-cell>
          <table:table-cell table:formula="of:=IF(ISNA(VLOOKUP([.A36];[.$J$2:.$J$26];1;0));IF(ISNA(VLOOKUP([.A3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oburns</text:p>
          </table:table-cell>
          <table:table-cell office:value-type="string" calcext:value-type="string">
            <text:p>-</text:p>
          </table:table-cell>
          <table:table-cell table:formula="of:=IF(ISNA(VLOOKUP([.A37];[.$J$2:.$J$26];1;0));IF(ISNA(VLOOKUP([.A3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fom</text:p>
          </table:table-cell>
          <table:table-cell office:value-type="string" calcext:value-type="string">
            <text:p>-</text:p>
          </table:table-cell>
          <table:table-cell table:formula="of:=IF(ISNA(VLOOKUP([.A38];[.$J$2:.$J$26];1;0));IF(ISNA(VLOOKUP([.A3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dyBerger</text:p>
          </table:table-cell>
          <table:table-cell office:value-type="string" calcext:value-type="string">
            <text:p>-</text:p>
          </table:table-cell>
          <table:table-cell table:formula="of:=IF(ISNA(VLOOKUP([.A39];[.$J$2:.$J$26];1;0));IF(ISNA(VLOOKUP([.A3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shua-holmes</text:p>
          </table:table-cell>
          <table:table-cell office:value-type="string" calcext:value-type="string">
            <text:p>-</text:p>
          </table:table-cell>
          <table:table-cell table:formula="of:=IF(ISNA(VLOOKUP([.A40];[.$J$2:.$J$26];1;0));IF(ISNA(VLOOKUP([.A4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vanUkhov</text:p>
          </table:table-cell>
          <table:table-cell office:value-type="string" calcext:value-type="string">
            <text:p>-</text:p>
          </table:table-cell>
          <table:table-cell table:formula="of:=IF(ISNA(VLOOKUP([.A41];[.$J$2:.$J$26];1;0));IF(ISNA(VLOOKUP([.A4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terzian</text:p>
          </table:table-cell>
          <table:table-cell office:value-type="string" calcext:value-type="string">
            <text:p>-</text:p>
          </table:table-cell>
          <table:table-cell table:formula="of:=IF(ISNA(VLOOKUP([.A42];[.$J$2:.$J$26];1;0));IF(ISNA(VLOOKUP([.A42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wsxcv</text:p>
          </table:table-cell>
          <table:table-cell office:value-type="string" calcext:value-type="string">
            <text:p>-</text:p>
          </table:table-cell>
          <table:table-cell table:formula="of:=IF(ISNA(VLOOKUP([.A43];[.$J$2:.$J$26];1;0));IF(ISNA(VLOOKUP([.A4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dericomenaquintero</text:p>
          </table:table-cell>
          <table:table-cell office:value-type="string" calcext:value-type="string">
            <text:p>-</text:p>
          </table:table-cell>
          <table:table-cell table:formula="of:=IF(ISNA(VLOOKUP([.A44];[.$J$2:.$J$26];1;0));IF(ISNA(VLOOKUP([.A4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tkrlbs</text:p>
          </table:table-cell>
          <table:table-cell office:value-type="string" calcext:value-type="string">
            <text:p>-</text:p>
          </table:table-cell>
          <table:table-cell table:formula="of:=IF(ISNA(VLOOKUP([.A45];[.$J$2:.$J$26];1;0));IF(ISNA(VLOOKUP([.A4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tainhaddock18</text:p>
          </table:table-cell>
          <table:table-cell office:value-type="string" calcext:value-type="string">
            <text:p>-</text:p>
          </table:table-cell>
          <table:table-cell table:formula="of:=IF(ISNA(VLOOKUP([.A46];[.$J$2:.$J$26];1;0));IF(ISNA(VLOOKUP([.A4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dubentzen</text:p>
          </table:table-cell>
          <table:table-cell office:value-type="string" calcext:value-type="string">
            <text:p>-</text:p>
          </table:table-cell>
          <table:table-cell table:formula="of:=IF(ISNA(VLOOKUP([.A47];[.$J$2:.$J$26];1;0));IF(ISNA(VLOOKUP([.A4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-freist</text:p>
          </table:table-cell>
          <table:table-cell office:value-type="string" calcext:value-type="string">
            <text:p>-</text:p>
          </table:table-cell>
          <table:table-cell table:formula="of:=IF(ISNA(VLOOKUP([.A48];[.$J$2:.$J$26];1;0));IF(ISNA(VLOOKUP([.A4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-universe</text:p>
          </table:table-cell>
          <table:table-cell office:value-type="string" calcext:value-type="string">
            <text:p>-</text:p>
          </table:table-cell>
          <table:table-cell table:formula="of:=IF(ISNA(VLOOKUP([.A49];[.$J$2:.$J$26];1;0));IF(ISNA(VLOOKUP([.A4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omgardner</text:p>
          </table:table-cell>
          <table:table-cell office:value-type="string" calcext:value-type="string">
            <text:p>-</text:p>
          </table:table-cell>
          <table:table-cell table:formula="of:=IF(ISNA(VLOOKUP([.A50];[.$J$2:.$J$26];1;0));IF(ISNA(VLOOKUP([.A5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honyJ3</text:p>
          </table:table-cell>
          <table:table-cell office:value-type="string" calcext:value-type="string">
            <text:p>-</text:p>
          </table:table-cell>
          <table:table-cell table:formula="of:=IF(ISNA(VLOOKUP([.A51];[.$J$2:.$J$26];1;0));IF(ISNA(VLOOKUP([.A5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reubotella</text:p>
          </table:table-cell>
          <table:table-cell office:value-type="string" calcext:value-type="string">
            <text:p>igalia</text:p>
          </table:table-cell>
          <table:table-cell table:formula="of:=IF(ISNA(VLOOKUP([.A52];[.$J$2:.$J$26];1;0));IF(ISNA(VLOOKUP([.A5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-</text:p>
          </table:table-cell>
          <table:table-cell table:formula="of:=IF(ISNA(VLOOKUP([.A53];[.$J$2:.$J$26];1;0));IF(ISNA(VLOOKUP([.A5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wpt.H1:wpt.M1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percentage-style style:name="N11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an Azabani</meta:initial-creator>
    <meta:creation-date>2023-12-15T13:30:17.645804174</meta:creation-date>
    <dc:date>2023-12-16T16:18:44.876348773</dc:date>
    <dc:creator>Delan Azabani</dc:creator>
    <meta:editing-duration>PT3H33M42S</meta:editing-duration>
    <meta:editing-cycles>39</meta:editing-cycles>
    <meta:generator>LibreOffice/7.4.7.2$Linux_X86_64 LibreOffice_project/40$Build-2</meta:generator>
    <meta:document-statistic meta:table-count="4" meta:cell-count="61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92b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5" style:family="chart">
      <style:graphic-properties svg:stroke-color="#f5f5f5"/>
    </style:style>
    <style:style style:name="ch6" style:family="chart" style:data-style-name="N0">
      <style:chart-properties chart:link-data-style-to-source="true"/>
      <style:graphic-properties draw:stroke="none" draw:fill-color="#1e66f5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2be65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plot-area chart:style-name="ch2" table:cell-range-address="'wpt chart'.A1:'wpt chart'.C15" chart:data-source-has-labels="both" svg:x="0.32cm" svg:y="0.24cm" svg:width="15.361cm" svg:height="11.521cm">
          <chart:coordinate-region svg:x="1.365cm" svg:y="0.439cm" svg:width="14.316cm" svg:height="8.341cm"/>
          <chart:axis chart:dimension="x" chart:name="primary-x" chart:style-name="ch3" chartooo:axis-type="auto">
            <chartooo:date-scale/>
            <chart:categories table:cell-range-address="'wpt chart'.A2:'wpt chart'.A15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'wpt chart'.B2:'wpt chart'.B15" chart:label-cell-address="'wpt chart'.B1:'wpt chart'.B1" chart:class="chart:bar">
            <chart:data-point chart:repeated="14"/>
          </chart:series>
          <chart:series chart:style-name="ch7" chart:values-cell-range-address="'wpt chart'.C2:'wpt chart'.C15" chart:label-cell-address="'wpt chart'.C1:'wpt chart'.C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est 2023</text:p>
                <draw:g>
                  <svg:desc>'wpt chart'.B1:'wpt chart'.B1</svg:desc>
                </draw:g>
              </table:table-cell>
              <table:table-cell office:value-type="string">
                <text:p>delta oldest</text:p>
                <draw:g>
                  <svg:desc>'wpt chart'.C1:'wpt cha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oats</text:p>
                <draw:g>
                  <svg:desc>'wpt chart'.A2:'wpt chart'.A15</svg:desc>
                </draw:g>
              </table:table-cell>
              <table:table-cell office:value-type="float" office:value="17.5">
                <text:p>17.5</text:p>
                <draw:g>
                  <svg:desc>'wpt chart'.B2:'wpt chart'.B15</svg:desc>
                </draw:g>
              </table:table-cell>
              <table:table-cell office:value-type="float" office:value="64.7">
                <text:p>64.7</text:p>
                <draw:g>
                  <svg:desc>'wpt chart'.C2:'wpt chart'.C15</svg:desc>
                </draw:g>
              </table:table-cell>
            </table:table-row>
            <table:table-row>
              <table:table-cell office:value-type="string">
                <text:p>floats-clear</text:p>
              </table:table-cell>
              <table:table-cell office:value-type="float" office:value="18.1">
                <text:p>18.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CSS2 focus</text:p>
              </table:table-cell>
              <table:table-cell office:value-type="float" office:value="63.4">
                <text:p>63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abspos</text:p>
              </table:table-cell>
              <table:table-cell office:value-type="float" office:value="80.3">
                <text:p>80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CSS Position</text:p>
              </table:table-cell>
              <table:table-cell office:value-type="float" office:value="34.1">
                <text:p>34.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margin-padding-clear</text:p>
              </table:table-cell>
              <table:table-cell office:value-type="float" office:value="67.5">
                <text:p>67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CSSOM</text:p>
              </table:table-cell>
              <table:table-cell office:value-type="float" office:value="49.2">
                <text:p>49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51.2">
                <text:p>51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inebox</text:p>
              </table:table-cell>
              <table:table-cell office:value-type="float" office:value="51.2">
                <text:p>51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CSS Flexbox</text:p>
              </table:table-cell>
              <table:table-cell office:value-type="float" office:value="39.2">
                <text:p>39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positioning</text:p>
              </table:table-cell>
              <table:table-cell office:value-type="float" office:value="77.7">
                <text:p>77.7</text:p>
              </table:table-cell>
              <table:table-cell office:value-type="float" office:value="9.89999999999999">
                <text:p>9.89999999999999</text:p>
              </table:table-cell>
            </table:table-row>
            <table:table-row>
              <table:table-cell office:value-type="string">
                <text:p>box-display</text:p>
              </table:table-cell>
              <table:table-cell office:value-type="float" office:value="65.5">
                <text:p>65.5</text:p>
              </table:table-cell>
              <table:table-cell office:value-type="float" office:value="8.90000000000001">
                <text:p>8.90000000000001</text:p>
              </table:table-cell>
            </table:table-row>
            <table:table-row>
              <table:table-cell office:value-type="string">
                <text:p>normal-flow</text:p>
              </table:table-cell>
              <table:table-cell office:value-type="float" office:value="71.7">
                <text:p>71.7</text:p>
              </table:table-cell>
              <table:table-cell office:value-type="float" office:value="6.39999999999999">
                <text:p>6.39999999999999</text:p>
              </table:table-cell>
            </table:table-row>
            <table:table-row>
              <table:table-cell office:value-type="string">
                <text:p>WPT</text:p>
              </table:table-cell>
              <table:table-cell office:value-type="float" office:value="49.2">
                <text:p>49.2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A936F7A32113DEC1.pn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7.77cm" svg:y="3.952cm" style:legend-expansion="high" chart:style-name="ch2"/>
        <chart:plot-area chart:style-name="ch3" table:cell-range-address="'contributors 2023'.F2:'contributors 2023'.H3" chart:data-source-has-labels="column" svg:x="0.18cm" svg:y="0.18cm" svg:width="7.41cm" svg:height="8.641cm">
          <chart:coordinate-region svg:x="0.18cm" svg:y="0.796cm" svg:width="7.41cm" svg:height="7.41cm"/>
          <chart:axis chart:dimension="x" chart:name="primary-x" chart:style-name="ch4" chartooo:axis-type="auto">
            <chartooo:date-scale/>
            <chart:categories table:cell-range-address="'contributors 2023'.F2:'contributors 2023'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G2:'contributors 2023'.G3" chart:class="chart:circle">
            <chart:data-point chart:style-name="ch8"/>
            <chart:data-point chart:style-name="ch9"/>
          </chart:series>
          <chart:series chart:style-name="ch10" chart:values-cell-range-address="'contributors 2023'.H2:'contributors 2023'.H3" chart:class="chart:circle"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bot</text:p>
                <draw:g>
                  <svg:desc>'contributors 2023'.F2:'contributors 2023'.F3</svg:desc>
                </draw:g>
              </table:table-cell>
              <table:table-cell office:value-type="float" office:value="389">
                <text:p>389</text:p>
                <draw:g>
                  <svg:desc>'contributors 2023'.G2:'contributors 2023'.G3</svg:desc>
                </draw:g>
              </table:table-cell>
              <table:table-cell office:value-type="float" office:value="0.375120540019286">
                <text:p>0.375120540019286</text:p>
                <draw:g>
                  <svg:desc>'contributors 2023'.H2:'contributors 2023'.H3</svg:desc>
                </draw:g>
              </table:table-cell>
            </table:table-row>
            <table:table-row>
              <table:table-cell office:value-type="string">
                <text:p>not</text:p>
              </table:table-cell>
              <table:table-cell office:value-type="float" office:value="648">
                <text:p>648</text:p>
              </table:table-cell>
              <table:table-cell office:value-type="float" office:value="0.624879459980714">
                <text:p>0.624879459980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7.452cm" svg:y="3.952cm" style:legend-expansion="high" chart:style-name="ch2"/>
        <chart:plot-area chart:style-name="ch3" table:cell-range-address="'contributors 2023'.F6:'contributors 2023'.G7" chart:data-source-has-labels="column" svg:x="0.18cm" svg:y="0.18cm" svg:width="7.092cm" svg:height="8.641cm">
          <chart:coordinate-region svg:x="0.18cm" svg:y="0.955cm" svg:width="7.092cm" svg:height="7.092cm"/>
          <chart:axis chart:dimension="x" chart:name="primary-x" chart:style-name="ch4" chartooo:axis-type="auto">
            <chartooo:date-scale/>
            <chart:categories table:cell-range-address="'contributors 2023'.F6:'contributors 2023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G6:'contributors 2023'.G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'contributors 2023'.F6:'contributors 2023'.F7</svg:desc>
                </draw:g>
              </table:table-cell>
              <table:table-cell office:value-type="float" office:value="195">
                <text:p>195</text:p>
                <draw:g>
                  <svg:desc>'contributors 2023'.G6:'contributors 2023'.G7</svg:desc>
                </draw:g>
              </table:table-cell>
            </table:table-row>
            <table:table-row>
              <table:table-cell office:value-type="string">
                <text:p>igalia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6.976cm" svg:y="3.952cm" style:legend-expansion="high" chart:style-name="ch2"/>
        <chart:plot-area chart:style-name="ch3" table:cell-range-address="'contributors 2023'.M6:'contributors 2023'.N7" chart:data-source-has-labels="column" svg:x="0.18cm" svg:y="0.18cm" svg:width="6.616cm" svg:height="8.641cm">
          <chart:coordinate-region svg:x="0.18cm" svg:y="1.193cm" svg:width="6.616cm" svg:height="6.616cm"/>
          <chart:axis chart:dimension="x" chart:name="primary-x" chart:style-name="ch4" chartooo:axis-type="auto">
            <chartooo:date-scale/>
            <chart:categories table:cell-range-address="'contributors 2023'.M6:'contributors 2023'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N6:'contributors 2023'.N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'contributors 2023'.M6:'contributors 2023'.M7</svg:desc>
                </draw:g>
              </table:table-cell>
              <table:table-cell office:value-type="float" office:value="119">
                <text:p>119</text:p>
                <draw:g>
                  <svg:desc>'contributors 2023'.N6:'contributors 2023'.N7</svg:desc>
                </draw:g>
              </table:table-cell>
            </table:table-row>
            <table:table-row>
              <table:table-cell office:value-type="string">
                <text:p>reviewer</text:p>
              </table:table-cell>
              <table:table-cell office:value-type="float" office:value="529">
                <text:p>5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92b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5f5f5" fo:font-family="'Fira Sans'" style:font-style-name="Regular" fo:font-size="11pt" style:font-size-asian="11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="bitmap" draw:fill-color="#8839ef" draw:fill-image-name="ChartBitmap_20_2"/>
    </style:style>
    <style:style style:name="ch8" style:family="chart">
      <style:chart-properties chart:solid-type="cuboid"/>
      <style:graphic-properties draw:fill="bitmap" draw:fill-color="#7287fd" draw:fill-image-name="ChartBitmap_20_15"/>
    </style:style>
    <style:style style:name="ch9" style:family="chart">
      <style:chart-properties chart:solid-type="cuboid"/>
      <style:graphic-properties draw:fill="bitmap" draw:fill-color="#1e66f5" draw:fill-image-name="ChartBitmap_20_16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="bitmap" draw:fill-color="#9ca0b0" draw:fill-image-name="ChartBitmap_20_13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>
      <style:chart-properties chart:solid-type="cuboid"/>
      <style:graphic-properties draw:fill-color="#ff420e"/>
    </style:style>
    <style:style style:name="ch15" style:family="chart">
      <style:chart-properties chart:solid-type="cuboid"/>
      <style:graphic-properties draw:fill-color="#ffd320"/>
    </style:style>
    <style:style style:name="ch16" style:family="chart">
      <style:chart-properties chart:solid-type="cuboid"/>
      <style:graphic-properties draw:fill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001cm" svg:height="9.001cm" xlink:href=".." xlink:type="simple" chart:class="chart:circle" chart:style-name="ch1">
        <chart:legend chart:legend-position="end" svg:x="8.211cm" svg:y="3.007cm" style:legend-expansion="high" chart:style-name="ch2"/>
        <chart:plot-area chart:style-name="ch3" table:cell-range-address="'contributors 2023'.F10:'contributors 2023'.G14 'contributors 2023'.I10:'contributors 2023'.I14" chart:data-source-has-labels="column" svg:x="0.24cm" svg:y="0.18cm" svg:width="7.731cm" svg:height="8.641cm">
          <chart:coordinate-region svg:x="0.24cm" svg:y="0.635cm" svg:width="7.731cm" svg:height="7.731cm"/>
          <chart:axis chart:dimension="x" chart:name="primary-x" chart:style-name="ch4" chartooo:axis-type="auto">
            <chartooo:date-scale/>
            <chart:categories table:cell-range-address="'contributors 2023'.F10:'contributors 2023'.F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ributors 2023'.G10:'contributors 2023'.G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'contributors 2023'.I10:'contributors 2023'.I14" chart:class="chart:circle">
            <chart:data-point chart:style-name="ch13"/>
            <chart:data-point chart:style-name="ch14"/>
            <chart:data-point chart:style-name="ch15"/>
            <chart:data-point chart:style-name="ch10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eviewer</text:p>
                <draw:g>
                  <svg:desc>'contributors 2023'.F10:'contributors 2023'.F14</svg:desc>
                </draw:g>
              </table:table-cell>
              <table:table-cell office:value-type="float" office:value="128">
                <text:p>128</text:p>
                <draw:g>
                  <svg:desc>'contributors 2023'.G10:'contributors 2023'.G14</svg:desc>
                </draw:g>
              </table:table-cell>
              <table:table-cell office:value-type="float" office:value="0.123432979749277">
                <text:p>0.123432979749277</text:p>
                <draw:g>
                  <svg:desc>'contributors 2023'.I10:'contributors 2023'.I14</svg:desc>
                </draw:g>
              </table:table-cell>
            </table:table-row>
            <table:table-row>
              <table:table-cell office:value-type="string">
                <text:p>reviewer &amp; igalia</text:p>
              </table:table-cell>
              <table:table-cell office:value-type="float" office:value="401">
                <text:p>401</text:p>
              </table:table-cell>
              <table:table-cell office:value-type="float" office:value="0.386692381870781">
                <text:p>0.386692381870781</text:p>
              </table:table-cell>
            </table:table-row>
            <table:table-row>
              <table:table-cell office:value-type="string">
                <text:p>igalia</text:p>
              </table:table-cell>
              <table:table-cell office:value-type="float" office:value="52">
                <text:p>52</text:p>
              </table:table-cell>
              <table:table-cell office:value-type="float" office:value="0.0501446480231437">
                <text:p>0.0501446480231437</text:p>
              </table:table-cell>
            </table:table-row>
            <table:table-row>
              <table:table-cell office:value-type="string">
                <text:p>neither</text:p>
              </table:table-cell>
              <table:table-cell office:value-type="float" office:value="67">
                <text:p>67</text:p>
              </table:table-cell>
              <table:table-cell office:value-type="float" office:value="0.0646094503375121">
                <text:p>0.0646094503375121</text:p>
              </table:table-cell>
            </table:table-row>
            <table:table-row>
              <table:table-cell office:value-type="string">
                <text:p>bot</text:p>
              </table:table-cell>
              <table:table-cell office:value-type="float" office:value="389">
                <text:p>389</text:p>
              </table:table-cell>
              <table:table-cell office:value-type="float" office:value="0.375120540019286">
                <text:p>0.375120540019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4BA1C5156388B345.png" xlink:type="simple" xlink:show="embed" xlink:actuate="onLoad"/>
    <draw:fill-image draw:name="ChartBitmap_20_10" draw:display-name="ChartBitmap 10" xlink:href="Pictures/100000000000000800000008BAD377E16623DBA0.png" xlink:type="simple" xlink:show="embed" xlink:actuate="onLoad"/>
    <draw:fill-image draw:name="ChartBitmap_20_11" draw:display-name="ChartBitmap 11" xlink:href="Pictures/100000000000000800000008CA8810843340EE47.png" xlink:type="simple" xlink:show="embed" xlink:actuate="onLoad"/>
    <draw:fill-image draw:name="ChartBitmap_20_12" draw:display-name="ChartBitmap 12" xlink:href="Pictures/100000000000000800000008AFA66D93B3F824B1.png" xlink:type="simple" xlink:show="embed" xlink:actuate="onLoad"/>
    <draw:fill-image draw:name="ChartBitmap_20_13" draw:display-name="ChartBitmap 13" xlink:href="Pictures/1000000000000008000000088503BACC1F78917F.png" xlink:type="simple" xlink:show="embed" xlink:actuate="onLoad"/>
    <draw:fill-image draw:name="ChartBitmap_20_14" draw:display-name="ChartBitmap 14" xlink:href="Pictures/1000000000000008000000088F86D435AB341728.png" xlink:type="simple" xlink:show="embed" xlink:actuate="onLoad"/>
    <draw:fill-image draw:name="ChartBitmap_20_15" draw:display-name="ChartBitmap 15" xlink:href="Pictures/10000000000000080000000811BA6067BF1C9C4E.png" xlink:type="simple" xlink:show="embed" xlink:actuate="onLoad"/>
    <draw:fill-image draw:name="ChartBitmap_20_16" draw:display-name="ChartBitmap 16" xlink:href="Pictures/100000000000000800000008D824720C36AADEE1.png" xlink:type="simple" xlink:show="embed" xlink:actuate="onLoad"/>
    <draw:fill-image draw:name="ChartBitmap_20_2" draw:display-name="ChartBitmap 2" xlink:href="Pictures/1000000000000008000000089C8C6C1707C8DDEF.png" xlink:type="simple" xlink:show="embed" xlink:actuate="onLoad"/>
    <draw:fill-image draw:name="ChartBitmap_20_3" draw:display-name="ChartBitmap 3" xlink:href="Pictures/100000000000000800000008F1122DA5374E732E.png" xlink:type="simple" xlink:show="embed" xlink:actuate="onLoad"/>
    <draw:fill-image draw:name="ChartBitmap_20_4" draw:display-name="ChartBitmap 4" xlink:href="Pictures/10000000000000080000000866F9C1CC1180BE82.png" xlink:type="simple" xlink:show="embed" xlink:actuate="onLoad"/>
    <draw:fill-image draw:name="ChartBitmap_20_5" draw:display-name="ChartBitmap 5" xlink:href="Pictures/1000000000000008000000083C30202084D24A4E.png" xlink:type="simple" xlink:show="embed" xlink:actuate="onLoad"/>
    <draw:fill-image draw:name="ChartBitmap_20_6" draw:display-name="ChartBitmap 6" xlink:href="Pictures/10000000000000080000000876E1C619C400E316.png" xlink:type="simple" xlink:show="embed" xlink:actuate="onLoad"/>
    <draw:fill-image draw:name="ChartBitmap_20_7" draw:display-name="ChartBitmap 7" xlink:href="Pictures/100000000000000800000008B1D995E3A407801B.png" xlink:type="simple" xlink:show="embed" xlink:actuate="onLoad"/>
    <draw:fill-image draw:name="ChartBitmap_20_8" draw:display-name="ChartBitmap 8" xlink:href="Pictures/100000000000000800000008BAD377E16623DBA0.png" xlink:type="simple" xlink:show="embed" xlink:actuate="onLoad"/>
    <draw:fill-image draw:name="ChartBitmap_20_9" draw:display-name="ChartBitmap 9" xlink:href="Pictures/1000000000000008000000087C647EEBCAF51C99.png" xlink:type="simple" xlink:show="embed" xlink:actuate="onLoad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92b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5" style:family="chart">
      <style:graphic-properties svg:stroke-color="#f5f5f5"/>
    </style:style>
    <style:style style:name="ch6" style:family="chart" style:data-style-name="N0">
      <style:chart-properties chart:link-data-style-to-source="true"/>
      <style:graphic-properties draw:stroke="none" draw:fill-color="#1e66f5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2be65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01cm" svg:height="9.001cm" xlink:href=".." xlink:type="simple" chart:class="chart:bar" chart:style-name="ch1">
        <chart:plot-area chart:style-name="ch2" table:cell-range-address="'wpt chart'.A1:'wpt chart'.A1 'wpt chart'.E2:'wpt chart'.G10 'wpt chart'.F1:'wpt chart'.G1" chart:data-source-has-labels="both" svg:x="0.24cm" svg:y="0.18cm" svg:width="11.521cm" svg:height="8.641cm">
          <chart:coordinate-region svg:x="1.02cm" svg:y="0.38cm" svg:width="10.741cm" svg:height="6.632cm"/>
          <chart:axis chart:dimension="x" chart:name="primary-x" chart:style-name="ch3" chartooo:axis-type="auto">
            <chartooo:date-scale/>
            <chart:categories table:cell-range-address="'wpt chart'.E2:'wpt chart'.E10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'wpt chart'.F2:'wpt chart'.F10" chart:label-cell-address="'wpt chart'.F1:'wpt chart'.F1" chart:class="chart:bar">
            <chart:data-point chart:repeated="9"/>
          </chart:series>
          <chart:series chart:style-name="ch7" chart:values-cell-range-address="'wpt chart'.G2:'wpt chart'.G10" chart:label-cell-address="'wpt chart'.G1:'wpt chart'.G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est 2023</text:p>
                <draw:g>
                  <svg:desc>'wpt chart'.F1:'wpt chart'.F1</svg:desc>
                </draw:g>
              </table:table-cell>
              <table:table-cell office:value-type="string">
                <text:p>delta oldest</text:p>
                <draw:g>
                  <svg:desc>'wpt chart'.G1:'wpt char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oats</text:p>
                <draw:g>
                  <svg:desc>'wpt chart'.E2:'wpt chart'.E10</svg:desc>
                </draw:g>
              </table:table-cell>
              <table:table-cell office:value-type="float" office:value="17.5">
                <text:p>17.5</text:p>
                <draw:g>
                  <svg:desc>'wpt chart'.F2:'wpt chart'.F10</svg:desc>
                </draw:g>
              </table:table-cell>
              <table:table-cell office:value-type="float" office:value="64.7">
                <text:p>64.7</text:p>
                <draw:g>
                  <svg:desc>'wpt chart'.G2:'wpt chart'.G10</svg:desc>
                </draw:g>
              </table:table-cell>
            </table:table-row>
            <table:table-row>
              <table:table-cell office:value-type="string">
                <text:p>floats-clear</text:p>
              </table:table-cell>
              <table:table-cell office:value-type="float" office:value="18.1">
                <text:p>18.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CSS2 focus</text:p>
              </table:table-cell>
              <table:table-cell office:value-type="float" office:value="63.4">
                <text:p>63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abspos</text:p>
              </table:table-cell>
              <table:table-cell office:value-type="float" office:value="80.3">
                <text:p>80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CSS Position</text:p>
              </table:table-cell>
              <table:table-cell office:value-type="float" office:value="34.1">
                <text:p>34.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margin-padding-clear</text:p>
              </table:table-cell>
              <table:table-cell office:value-type="float" office:value="67.5">
                <text:p>67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CSSOM</text:p>
              </table:table-cell>
              <table:table-cell office:value-type="float" office:value="49.2">
                <text:p>49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51.2">
                <text:p>51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inebox</text:p>
              </table:table-cell>
              <table:table-cell office:value-type="float" office:value="49.2">
                <text:p>49.2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4E29FD2EFFC5D037.png" xlink:type="simple" xlink:show="embed" xlink:actuate="onLoad"/>
  </office:styles>
</office:document-styles>
</file>